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91ece" officeooo:paragraph-rsid="00191ece" style:font-size-asian="15pt" style:font-size-complex="15pt"/>
    </style:style>
    <style:style style:name="P2" style:family="paragraph" style:parent-style-name="Standard">
      <style:text-properties officeooo:rsid="00191ece" officeooo:paragraph-rsid="00191ece"/>
    </style:style>
    <style:style style:name="P3" style:family="paragraph" style:parent-style-name="Standard">
      <style:text-properties officeooo:rsid="001a92d9" officeooo:paragraph-rsid="001a92d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9964"/>
    </style:style>
    <style:style style:name="T3" style:family="text">
      <style:text-properties officeooo:rsid="001cc866"/>
    </style:style>
    <style:style style:name="T4" style:family="text">
      <style:text-properties officeooo:rsid="001cb1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tiveringsuppgift i Programmering2.</text:p>
      <text:p text:style-name="P1"/>
      <text:p text:style-name="P2">1: Vad var svårt?</text:p>
      <text:p text:style-name="P2"/>
      <text:p text:style-name="P3"><text:span text:style-name="T1">Svar:</text:span> Att <text:span text:style-name="T2">veta att en array är en referentstyp och att bilarna inte behövde returneras från metoden som ersatte en bil. <text:line-break/></text:span><text:span text:style-name="T3">(</text:span><text:span text:style-name="T4">Fast, det är klart, man refererar ju till en plats i arrayen med index...hm…</text:span><text:span text:style-name="T3">det klarnar nog längre fram)</text:span></text:p>
      <text:p text:style-name="P3"/>
      <text:p text:style-name="P2">2: Vad var enkelt?</text:p>
      <text:p text:style-name="P2"/>
      <text:p text:style-name="P3"><text:span text:style-name="T1">Svar:</text:span> Att <text:span text:style-name="T2">lista bilarna.</text:span></text:p>
      <text:p text:style-name="P3"/>
      <text:p text:style-name="P2">3: Vad skulle jag vilja göra bättre?</text:p>
      <text:p text:style-name="P2"/>
      <text:p text:style-name="P3"><text:span text:style-name="T1">Svar:</text:span> <text:span text:style-name="T2">Vet inte. Jag är nöjd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09:42:30.147000000</meta:creation-date>
    <meta:generator>LibreOffice/24.8.5.2$Windows_X86_64 LibreOffice_project/fddf2685c70b461e7832239a0162a77216259f22</meta:generator>
    <dc:date>2025-03-19T09:57:51.475000000</dc:date>
    <meta:editing-duration>PT11M41S</meta:editing-duration>
    <meta:editing-cycles>5</meta:editing-cycles>
    <meta:document-statistic meta:table-count="0" meta:image-count="0" meta:object-count="0" meta:page-count="1" meta:paragraph-count="7" meta:word-count="67" meta:character-count="385" meta:non-whitespace-character-count="324"/>
  </office:meta>
</office:document-meta>
</file>